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59665" officeooo:paragraph-rsid="00059665"/>
    </style:style>
    <style:style style:name="P2" style:family="paragraph" style:parent-style-name="Standard">
      <style:text-properties officeooo:rsid="000617e9" officeooo:paragraph-rsid="000617e9"/>
    </style:style>
    <style:style style:name="P3" style:family="paragraph" style:parent-style-name="Standard">
      <style:text-properties officeooo:rsid="00080321" officeooo:paragraph-rsid="0008032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 HEN a program violates the semantic constraints of the Java programming</text:p>
      <text:p text:style-name="P1">language, the Java virtual machine signals this error to the program as an exception.</text:p>
      <text:p text:style-name="P1">An example of such a violation is an attempt to index outside the bounds of an array.</text:p>
      <text:p text:style-name="P1">Some programming languages and their implementations react to such errors by</text:p>
      <text:p text:style-name="P1">peremptorily terminating the program; other programming languages allow an</text:p>
      <text:p text:style-name="P1">implementation to react in an arbitrary or unpredictable way. Neither of these</text:p>
      <text:p text:style-name="P1">approaches is compatible with the design goals of the Java SE platform: to provide</text:p>
      <text:p text:style-name="P1">portability and robustness.</text:p>
      <text:p text:style-name="P1">Instead, the Java programming language specifies that an exception will be thrown</text:p>
      <text:p text:style-name="P1">when semantic constraints are violated and will cause a non-local transfer of control</text:p>
      <text:p text:style-name="P1">from the point where the exception occurred to a point that can be specified by the</text:p>
      <text:p text:style-name="P1">programmer. An exception is said to be thrown from the point where it occurred</text:p>
      <text:p text:style-name="P1">and is said to be caught at the point to which control is transferred.</text:p>
      <text:p text:style-name="P1">Programs can also throw exceptions explicitly, using throw statements (§14.18).</text:p>
      <text:p text:style-name="P1">Explicit use of throw statements provides an alternative to the old-fashioned style</text:p>
      <text:p text:style-name="P1">of handling error conditions by returning funny values, such as the integer value</text:p>
      <text:p text:style-name="P1">-1 where a negative value would not normally be expected. Experience shows that</text:p>
      <text:p text:style-name="P1">too often such funny values are ignored or not checked for by callers, leading to</text:p>
      <text:p text:style-name="P1">programs that are not robust, exhibit undesirable behavior, or both.</text:p>
      <text:p text:style-name="P1">Every exception is represented by an instance of the class Throwable or one</text:p>
      <text:p text:style-name="P1">of its subclasses; such an object can be used to carry information from the</text:p>
      <text:p text:style-name="P1">point at which an exception occurs to the handler that catches it. Handlers are</text:p>
      <text:p text:style-name="P1">established by catch clauses of try statements (§14.20). During the process of</text:p>
      <text:p text:style-name="P1">throwing an exception, the Java virtual machine abruptly completes, one by one,</text:p>
      <text:p text:style-name="P1">any expressions, statements, method and constructor invocations, initializers, and</text:p>
      <text:p text:style-name="P1">field initialization expressions that have begun but not completed execution in</text:p>
      <text:p text:style-name="P1">the current thread. This process continues until a handler is found that indicates</text:p>
      <text:p text:style-name="P1">that it handles that particular exception by naming the class of the exception or</text:p>
      <text:p text:style-name="P1">a superclass of the class of the exception. If no such handler is found, then the</text:p>
      <text:p text:style-name="P1">exception may be handled by the current thread's uncaught exception handler, or</text:p>
      <text:p text:style-name="P1">else by the uncaught exception handler of the ThreadGroup that is the parent of the</text:p>
      <text:p text:style-name="P1">current thread, or else by the global uncaught exception handler - thus every effort</text:p>
      <text:p text:style-name="P1">is made to avoid letting an exception go unhandled.</text:p>
      <text:p text:style-name="P1">The exception mechanism of the Java SE platform is integrated with its</text:p>
      <text:p text:style-name="P1">synchronization model (§17.1), so that locks are released as synchronized</text:p>
      <text:p text:style-name="P1">statements (§14.19) and invocations of synchronized methods (§8.4.3.6, §15.12)</text:p>
      <text:p text:style-name="P1">complete abruptly.</text:p>
      <text:p text:style-name="P1">This chapter describes the hierarchy of classes, rooted at Throwable , that represent</text:p>
      <text:p text:style-name="P1">exceptions, and gives an overview of the causes of exceptions (§11.1). It details</text:p>
      <text:p text:style-name="P1">how exceptions are checked at compile-time (§11.2) and processed at run-time</text:p>
      <text:p text:style-name="P1">(§11.3).</text:p>
      <text:p text:style-name="P1">The Kinds of Exceptions</text:p>
      <text:p text:style-name="P1">An exception is represented by an instance of the class Throwable (a direct subclass</text:p>
      <text:p text:style-name="P1">of Object ) or one of its subclasses.</text:p>
      <text:p text:style-name="P1">Throwable</text:p>
      <text:p text:style-name="P1">and all its subclasses are, collectively, the exception classes.</text:p>
      <text:p text:style-name="P1">The classes Exception and Error are direct subclasses of Throwable .</text:p>
      <text:p text:style-name="P1">Exception is the superclass of all the exceptions that ordinary programs may wish</text:p>
      <text:p text:style-name="P1">to recover from.</text:p>
      <text:p text:style-name="P1">Error and all its subclasses are, collectively, the error classes. They are exceptions</text:p>
      <text:p text:style-name="P1">from which ordinary programs are not ordinarily expected to recover.</text:p>
      <text:p text:style-name="P1">The class Error is a separate subclass of Throwable, distinct from Exception in</text:p>
      <text:p text:style-name="P1"><text:soft-page-break/>the class hierarchy, to allow programs to use the idiom "} catch (Exception e)</text:p>
      <text:p text:style-name="P1">{" (§11.2.3) to catch all exceptions from which recovery may be possible without catching</text:p>
      <text:p text:style-name="P1">errors from which recovery is typically not possible.</text:p>
      <text:p text:style-name="P1">RuntimeException is a direct subclass</text:p>
      <text:p text:style-name="P1">RuntimeException and all its subclasses are, collectively, the</text:p>
      <text:p text:style-name="P1">of Exception .</text:p>
      <text:p text:style-name="P1">runtime exception</text:p>
      <text:p text:style-name="P1">classes. They are exceptions which may be thrown for many reasons during</text:p>
      <text:p text:style-name="P1">expression evaluation, but from which recovery may still be possible.</text:p>
      <text:p text:style-name="P1"/>
      <text:p text:style-name="P1">The unchecked exception classes are the runtime exception classes and the error</text:p>
      <text:p text:style-name="P1">classes.</text:p>
      <text:p text:style-name="P1">The checked exception classes are all exception classes other than the unchecked</text:p>
      <text:p text:style-name="P1">exception classes. That is, the checked exception classes are all subclasses of</text:p>
      <text:p text:style-name="P1">Exception other than RuntimeException and its subclasses.</text:p>
      <text:p text:style-name="P1">Programs can use the pre-existing exception classes of the Java SE platform API in</text:p>
      <text:p text:style-name="P1">throw statements, or define additional exception classes as subclasses of Throwable</text:p>
      <text:p text:style-name="P1">or of any of its subclasses, as appropriate. To take advantage of compile-time checking</text:p>
      <text:p text:style-name="P1">for exception handlers (§11.2), it is typical to define most new exception classes as</text:p>
      <text:p text:style-name="P1">checked exception classes, that is, as subcl of RuntimeException.</text:p>
      <text:p text:style-name="P1"/>
      <text:p text:style-name="P1">The Causes of Exceptions</text:p>
      <text:p text:style-name="P1">An exception is thrown for one of three reasons:</text:p>
      <text:p text:style-name="P1">• A throw statement (§14.18) was executed.</text:p>
      <text:p text:style-name="P1">• An abnormal execution condition was synchronously detected by the Java virtual</text:p>
      <text:p text:style-name="P1">machine.</text:p>
      <text:p text:style-name="P1">Such conditions arise because:</text:p>
      <text:p text:style-name="P1">◆ evaluation of an expression violates the normal semantics of the language</text:p>
      <text:p text:style-name="P1">(§15.6), such as an integer divide by zero.</text:p>
      <text:p text:style-name="P1">◆ an error occurs while loading, linking, or initializing part of the program</text:p>
      <text:p text:style-name="P1">(§12.2, §12.3, §12.4); in this case, an instance of a subclass of LinkageError</text:p>
      <text:p text:style-name="P1">is thrown.</text:p>
      <text:p text:style-name="P1">◆ an internal error or resource limitation prevents the Java virtual machine from</text:p>
      <text:p text:style-name="P1">implementing the semantics of the Java programming language; in this case,</text:p>
      <text:p text:style-name="P1">an instance of a subclass of VirtualMachineError is thrown.</text:p>
      <text:p text:style-name="P1">These exceptions are not thrown at an arbitrary point in the program, but rather at</text:p>
      <text:p text:style-name="P1">a point where they are specified as a possible result of an expression evaluation</text:p>
      <text:p text:style-name="P1">or statement execution.</text:p>
      <text:p text:style-name="P1">• An asynchronous exception occurred (§11.1.3).</text:p>
      <text:p text:style-name="P1"/>
      <text:p text:style-name="P1"/>
      <text:p text:style-name="P1"/>
      <text:p text:style-name="P2">Все исключения являются наследниками суперкласса Throwable и <text:s/>его подклассов Error</text:p>
      <text:p text:style-name="P2">и Exception из пакета java.lang.</text:p>
      <text:p text:style-name="P2">Исключительные ситуации типа Error возникают только во время выполнения программы. Такие исключения связаны с серьезными ошибками, к примеру, с переполнением стека, не подлежат исправлению и не могут обрабатываться приложением.</text:p>
      <text:p text:style-name="P2"/>
      <text:p text:style-name="P2"/>
      <text:p text:style-name="P2"/>
      <text:p text:style-name="P3">ключение Значение</text:p>
      <text:p text:style-name="P3">ArithmeticException Арифметическая ошибка: деление на нуль и др.</text:p>
      <text:p text:style-name="P3"><text:soft-page-break/>ArrayIndexOutOfBoundsException Индекс массива находится вне границ</text:p>
      <text:p text:style-name="P3">ArrayStoreException Назначение элементу массива несовместимого типа</text:p>
      <text:p text:style-name="P3">ClassCastException Недопустимое приведение типов</text:p>
      <text:p text:style-name="P3">ConcurrentModificationException Некорректная модификация коллекции</text:p>
      <text:p text:style-name="P3">IllegalArgumentException При вызове метода использован незаконный аргумент</text:p>
      <text:p text:style-name="P3">IllegalMonitorStateException Незаконная операция монитора на разблокированном экземпляре</text:p>
      <text:p text:style-name="P3">IllegalStateException Среда или приложение находятся в некорректном состоянии</text:p>
      <text:p text:style-name="P3">IllegalThreadStateException Требуемая операция не совместима с текущим состоянием потока</text:p>
      <text:p text:style-name="P3">IndexOutOfBoundsException Некоторый тип индекса находится вне границ</text:p>
      <text:p text:style-name="P3">NegativeArraySizeException Массив создавался с отрицательным размером</text:p>
      <text:p text:style-name="P3">NullPointerException Недопустимое использование нулевой ссылки</text:p>
      <text:p text:style-name="P3">NumberFormatException Недопустимое преобразование строки в числовой формат</text:p>
      <text:p text:style-name="P3">StringIndexOutOfBoundsException Попытка индексации вне границ строки</text:p>
      <text:p text:style-name="P3">UnsupportedOperationException Встретилась неподдерживаемая операция</text:p>
      <text:p text:style-name="P3">Рис. 8.4. <text:s/>Классы непроверяемых исключений, наследуемых от класса RuntimeExceptio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5T11:38:39.740186003</meta:creation-date>
    <dc:date>2019-10-05T12:53:22.826764298</dc:date>
    <meta:editing-duration>PT1H14M45S</meta:editing-duration>
    <meta:editing-cycles>3</meta:editing-cycles>
    <meta:generator>LibreOffice/5.1.2.2$Linux_X86_64 LibreOffice_project/10m0$Build-2</meta:generator>
    <meta:document-statistic meta:table-count="0" meta:image-count="0" meta:object-count="0" meta:page-count="3" meta:paragraph-count="109" meta:word-count="1069" meta:character-count="7285" meta:non-whitespace-character-count="6323"/>
  </office:meta>
</office:document-meta>
</file>